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, String encoding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Begin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CharStream.getBegi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E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adjustBeginLineColumn( int newLine , int newC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impleCharStream.getE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InputStream d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Suffix(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, int buffer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CharStream.SimpleCharStream( java . io . InputStream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CharStream.ExpandBuff( boolean wrapArou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impleCharStream.SimpleCharStream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setTabSiz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CharStream.SimpleCharStream( java . io . InputStream dstream , String encoding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backup( int am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harStream.ReInit( java . io . InputStream dstream , String encoding , int startline , int startcolumn ,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FillBuff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impleCharStream.readCh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CharStream.SimpleCharStream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getTabSiz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CharStream.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harStream.ReInit( java . io . Reader d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Reader dstream , int startline , int start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ReInit( java . io . InputStream dstream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harStream.UpdateLineColumn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impleCharStream.Begi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harStream.GetIm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harStream.SimpleCharStream( java . io . InputStream dstream , String encoding , int startline , int startcolumn ,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